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7f4" officeooo:paragraph-rsid="000057f4"/>
    </style:style>
    <style:style style:name="P2" style:family="paragraph" style:parent-style-name="Standard">
      <style:text-properties officeooo:rsid="0001cd13" officeooo:paragraph-rsid="0001cd13"/>
    </style:style>
    <style:style style:name="P3" style:family="paragraph" style:parent-style-name="Standard">
      <style:text-properties officeooo:rsid="0002c3e7" officeooo:paragraph-rsid="0002c3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r en el back el ingreso register o login</text:p>
      <text:p text:style-name="P1"/>
      <text:p text:style-name="P1">separar funcionalidad en el register y el envío de mail de confirmación</text:p>
      <text:p text:style-name="P1"/>
      <text:p text:style-name="P2">hacer containers con lógica para cada componente, concentrar la funcionalidad en un container</text:p>
      <text:p text:style-name="P2"/>
      <text:p text:style-name="P3">moment (librería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4:28:21.932030063</meta:creation-date>
    <dc:date>2021-03-12T16:04:15.905610516</dc:date>
    <meta:editing-duration>PT1H15M33S</meta:editing-duration>
    <meta:editing-cycles>1</meta:editing-cycles>
    <meta:document-statistic meta:table-count="0" meta:image-count="0" meta:object-count="0" meta:page-count="1" meta:paragraph-count="4" meta:word-count="36" meta:character-count="227" meta:non-whitespace-character-count="195"/>
    <meta:generator>LibreOffice/6.4.6.2$Linux_X86_64 LibreOffice_project/40$Build-2</meta:generator>
  </office:meta>
</office:document-meta>
</file>